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標準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ejaVu Sans Mono" svg:font-family="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subtitle">
      <style:graphic-properties draw:fill-color="#ffffff" fo:min-height="1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subtitle" style:list-style-name="L3">
      <style:graphic-properties draw:fill-color="#ffffff" draw:auto-grow-height="true" fo:min-height="14cm"/>
    </style:style>
    <style:style style:name="pr8" style:family="presentation" style:parent-style-name="midnightblue-subtitle" style:list-style-name="L3">
      <style:graphic-properties draw:fill-color="#ffffff" draw:auto-grow-height="true" fo:min-height="14cm"/>
    </style:style>
    <style:style style:name="pr9" style:family="presentation" style:parent-style-name="midnightblue-subtitle" style:list-style-name="L3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28.1000003814697pt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style:text-properties fo:font-size="22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6cm" fo:margin-bottom="0.6cm" fo:text-align="start" fo:text-indent="0cm"/>
    </style:style>
    <style:style style:name="P8" style:family="paragraph">
      <loext:graphic-properties draw:fill-color="#ffffff"/>
      <style:paragraph-properties fo:margin-left="0cm" fo:margin-right="0cm" fo:margin-top="0.6cm" fo:margin-bottom="0.6cm" fo:text-align="start" fo:text-indent="0cm"/>
      <style:text-properties fo:font-variant="normal" fo:text-transform="none" fo:color="#2c3e50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6cm" fo:margin-bottom="0.6cm" fo:text-align="start" fo:text-indent="0cm"/>
      <style:text-properties fo:font-size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DejaVu Sans Mono2" fo:font-size="28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2" fo:font-size="28pt" fo:font-style="italic" fo:text-shadow="none" style:text-underline-style="none" fo:font-weight="normal" style:letter-kerning="true" style:font-name-asian="源ノ角ゴシック Normal2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XML – zaawansowan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Drzewo dom</text:p>
          </draw:text-box>
        </draw:frame>
        <draw:frame presentation:style-name="pr3" draw:text-style-name="P2" draw:layer="layout" svg:width="26cm" svg:height="14cm" svg:x="1cm" svg:y="5.5cm" presentation:class="subtitle">
          <draw:text-box>
            <text:p>Przykład na tablicy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XPath</text:p>
          </draw:text-box>
        </draw:frame>
        <draw:frame presentation:style-name="pr5" draw:layer="layout" svg:width="26cm" svg:height="14cm" svg:x="1cm" svg:y="5.5cm" presentation:class="outline">
          <draw:text-box>
            <text:p>&lt;?xml version="1.0" encoding="UTF-8"?&gt;</text:p>
            <text:p/>
            <text:p>&lt;bookstore&gt;</text:p>
            <text:p/>
            <text:p>&lt;book category="COOKING"&gt;</text:p>
            <text:p><text:s text:c="2"/>&lt;title lang="en"&gt;Everyday Italian&lt;/title&gt;</text:p>
            <text:p><text:s text:c="2"/>&lt;author&gt;Giada De Laurentiis&lt;/author&gt;</text:p>
            <text:p><text:s text:c="2"/>&lt;year&gt;2005&lt;/year&gt;</text:p>
            <text:p><text:s text:c="2"/>&lt;price&gt;30.00&lt;/price&gt;</text:p>
            <text:p>&lt;/book&gt;</text:p>
            <text:p/>
            <text:p>&lt;book category="CHILDREN"&gt;</text:p>
            <text:p><text:s text:c="2"/>&lt;title lang="en"&gt;Harry Potter&lt;/title&gt;</text:p>
            <text:p><text:s text:c="2"/>&lt;author&gt;J K. Rowling&lt;/author&gt;</text:p>
            <text:p><text:s text:c="2"/>&lt;year&gt;2005&lt;/year&gt;</text:p>
            <text:p><text:s text:c="2"/>&lt;price&gt;29.99&lt;/price&gt;</text:p>
            <text:p>&lt;/book&gt;</text:p>
            <text:p/>
            <text:p>&lt;/bookstore&gt;</text:p>
          </draw:text-box>
        </draw:frame>
        <draw:frame draw:style-name="gr2" draw:text-style-name="P4" draw:layer="layout" svg:width="8.321cm" svg:height="1.119cm" svg:x="16.2cm" svg:y="10cm">
          <draw:text-box>
            <text:p text:style-name="P3"><text:span text:style-name="T1">/bookstore/book[1]/title</text:span></text:p>
          </draw:text-box>
        </draw:frame>
        <draw:frame draw:style-name="gr2" draw:text-style-name="P4" draw:layer="layout" svg:width="10.129cm" svg:height="1.119cm" svg:x="16.2cm" svg:y="12.8cm">
          <draw:text-box>
            <text:p text:style-name="P3"><text:span text:style-name="T1">/bookstore/book/price[text()]</text:span></text:p>
          </draw:text-box>
        </draw:frame>
        <draw:frame draw:style-name="gr2" draw:text-style-name="P4" draw:layer="layout" svg:width="10.891cm" svg:height="1.119cm" svg:x="16.4cm" svg:y="15.4cm">
          <draw:text-box>
            <text:p text:style-name="P5"><text:span text:style-name="T1">/bookstore/book[price&gt;35]/title</text:span></text:p>
          </draw:text-box>
        </draw:frame>
        <draw:frame draw:style-name="gr2" draw:text-style-name="P6" draw:layer="layout" svg:width="16.504cm" svg:height="0.962cm" svg:x="10.8cm" svg:y="18.6cm">
          <draw:text-box>
            <text:p>Za http://www.w3schools.com/xpath/xpath_examples.asp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XSD</text:p>
          </draw:text-box>
        </draw:frame>
        <draw:frame presentation:style-name="pr7" draw:text-style-name="P8" draw:layer="layout" svg:width="26cm" svg:height="14cm" svg:x="1cm" svg:y="5.501cm" presentation:class="subtitle" presentation:user-transformed="true">
          <draw:text-box>
            <text:list text:style-name="L1">
              <text:list-item>
                <text:p text:style-name="P7"><text:span text:style-name="T2">Schemat dla XML</text:span></text:p>
              </text:list-item>
              <text:list-item>
                <text:p text:style-name="P7"><text:span text:style-name="T2">Pozwala na walidację XML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XSLT</text:p>
          </draw:text-box>
        </draw:frame>
        <draw:frame presentation:style-name="pr8" draw:text-style-name="P8" draw:layer="layout" svg:width="26cm" svg:height="14cm" svg:x="1cm" svg:y="5.501cm" presentation:class="subtitle" presentation:user-transformed="true">
          <draw:text-box>
            <text:p text:style-name="P9"><text:span text:style-name="T2"><text:a xlink:href="https://www.youtube.com/watch?v=BujLy71JY1k" xlink:type="simple">https://www.youtube.com/watch?v=BujLy71JY1k</text:a></text:span></text:p>
            <text:p text:style-name="P9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XSLT - zadanie</text:p>
          </draw:text-box>
        </draw:frame>
        <draw:frame presentation:style-name="pr9" draw:text-style-name="P8" draw:layer="layout" svg:width="26cm" svg:height="14cm" svg:x="1cm" svg:y="5.501cm" presentation:class="subtitle" presentation:user-transformed="true">
          <draw:text-box>
            <text:p text:style-name="P9"><text:span text:style-name="T2">Stwórz XML z listą aktorów. </text:span></text:p>
            <text:p text:style-name="P9"><text:span text:style-name="T3">Root element: </text:span><text:span text:style-name="T2">&lt;</text:span><text:span text:style-name="T2">actors&gt;</text:span></text:p>
            <text:p text:style-name="P9"><text:span text:style-name="T2">W nim lista aktorów: name, lastname, age</text:span></text:p>
            <text:p text:style-name="P9"><text:span text:style-name="T2"/></text:p>
            <text:p text:style-name="P9"><text:span text:style-name="T2">Zadanie: korzystając z informacji:</text:span></text:p>
            <text:p text:style-name="P9"><text:span text:style-name="T2"><text:a xlink:href="http://www.w3schools.com/xsl/xsl_transformation.asp" xlink:type="simple">http://www.w3schools.com/xsl/xsl_transformation.asp</text:a></text:span></text:p>
            <text:p text:style-name="P9"><text:span text:style-name="T2">wypisać name i lastname (bez age) do 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標準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DejaVu Sans Mono" svg:font-family="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23:36:51.224695244</meta:creation-date>
    <meta:generator>LibreOffice/4.4.2.2$Linux_X86_64 LibreOffice_project/40m0$Build-2</meta:generator>
    <dc:date>2015-05-29T22:52:05.926522972</dc:date>
    <meta:editing-duration>PT23M15S</meta:editing-duration>
    <meta:editing-cycles>3</meta:editing-cycles>
    <meta:document-statistic meta:object-count="62"/>
  </office:meta>
</office:document-meta>
</file>